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VariableProperty.HVariab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VariableProper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VariableProperty.HVariableProperty( HXmlData var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VariableProperty.getXml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Variable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VariableProperty.setXmlData( HXmlData xml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Variable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Variable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